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099e78" officeooo:paragraph-rsid="00099e78"/>
    </style:style>
    <style:style style:name="P2" style:family="paragraph" style:parent-style-name="Standard">
      <style:paragraph-properties fo:text-align="center" style:justify-single-word="false"/>
      <style:text-properties fo:font-size="14pt" fo:font-weight="bold" officeooo:rsid="0006457d" officeooo:paragraph-rsid="00012b0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weight="bold" officeooo:rsid="0006457d" officeooo:paragraph-rsid="00012b04" style:font-weight-asian="bold" style:font-weight-complex="bold"/>
    </style:style>
    <style:style style:name="P4" style:family="paragraph" style:parent-style-name="Standard">
      <style:paragraph-properties fo:text-align="justify" style:justify-single-word="false"/>
      <style:text-properties fo:font-weight="bold" officeooo:rsid="0006457d" officeooo:paragraph-rsid="00012b04" style:font-weight-asian="bold" style:font-weight-complex="bold"/>
    </style:style>
    <style:style style:name="P5" style:family="paragraph" style:parent-style-name="Standard">
      <style:paragraph-properties fo:margin-top="0in" fo:margin-bottom="0in" loext:contextual-spacing="false" fo:text-align="justify" style:justify-single-word="false"/>
      <style:text-properties fo:font-size="12pt" fo:font-weight="bold" officeooo:rsid="00172a44" officeooo:paragraph-rsid="00012b04" style:font-size-asian="12pt" style:font-weight-asian="bold" style:font-size-complex="12pt" style:font-weight-complex="bold"/>
    </style:style>
    <style:style style:name="P6" style:family="paragraph" style:parent-style-name="Standard">
      <style:paragraph-properties fo:margin-top="0in" fo:margin-bottom="0in" loext:contextual-spacing="false" fo:text-align="justify" style:justify-single-word="false"/>
      <style:text-properties fo:font-size="12pt" fo:font-weight="bold" officeooo:rsid="000aa6eb" officeooo:paragraph-rsid="00012b04" style:font-size-asian="12pt" style:font-weight-asian="bold" style:font-size-complex="12pt" style:font-weight-complex="bold"/>
    </style:style>
    <style:style style:name="P7" style:family="paragraph" style:parent-style-name="Standard">
      <style:paragraph-properties fo:margin-top="0in" fo:margin-bottom="0in" loext:contextual-spacing="false" fo:text-align="justify" style:justify-single-word="false"/>
      <style:text-properties fo:font-size="12pt" fo:font-weight="bold" officeooo:rsid="0018ecb9" officeooo:paragraph-rsid="00012b04" style:font-size-asian="12pt" style:font-weight-asian="bold" style:font-size-complex="12pt" style:font-weight-complex="bold"/>
    </style:style>
    <style:style style:name="P8" style:family="paragraph" style:parent-style-name="Standard">
      <style:paragraph-properties fo:margin-top="0in" fo:margin-bottom="0in" loext:contextual-spacing="false" fo:text-align="justify" style:justify-single-word="false"/>
      <style:text-properties fo:font-weight="bold" officeooo:rsid="0007b249" officeooo:paragraph-rsid="00012b04" style:font-weight-asian="bold" style:font-weight-complex="bold"/>
    </style:style>
    <style:style style:name="P9" style:family="paragraph" style:parent-style-name="Standard">
      <style:paragraph-properties fo:margin-top="0in" fo:margin-bottom="0in"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10" style:family="paragraph" style:parent-style-name="Standard">
      <style:paragraph-properties fo:margin-top="0in" fo:margin-bottom="0in" loext:contextual-spacing="false" fo:text-align="justify" style:justify-single-word="false"/>
      <style:text-properties fo:font-size="10pt" fo:font-weight="normal" officeooo:rsid="0009282d" officeooo:paragraph-rsid="00012b04" style:font-size-asian="8.75pt" style:font-weight-asian="normal" style:font-size-complex="10pt" style:font-weight-complex="normal"/>
    </style:style>
    <style:style style:name="P11" style:family="paragraph" style:parent-style-name="Standard">
      <style:paragraph-properties fo:margin-top="0in" fo:margin-bottom="0in" loext:contextual-spacing="false" fo:text-align="justify" style:justify-single-word="false"/>
      <style:text-properties fo:font-size="10pt" fo:font-weight="normal" officeooo:rsid="000aa6eb" officeooo:paragraph-rsid="00012b04" style:font-size-asian="8.75pt" style:font-weight-asian="normal" style:font-size-complex="10pt" style:font-weight-complex="normal"/>
    </style:style>
    <style:style style:name="P12" style:family="paragraph" style:parent-style-name="Standard">
      <style:paragraph-properties fo:margin-top="0in" fo:margin-bottom="0in" loext:contextual-spacing="false" fo:text-align="justify" style:justify-single-word="false"/>
      <style:text-properties fo:font-size="10pt" fo:font-weight="normal" officeooo:rsid="000bbb19" officeooo:paragraph-rsid="00012b04" style:font-size-asian="8.75pt" style:font-weight-asian="normal" style:font-size-complex="10pt" style:font-weight-complex="normal"/>
    </style:style>
    <style:style style:name="P13" style:family="paragraph" style:parent-style-name="Standard">
      <style:paragraph-properties fo:margin-top="0in" fo:margin-bottom="0in" loext:contextual-spacing="false" fo:text-align="justify" style:justify-single-word="false"/>
      <style:text-properties fo:font-size="10pt" fo:font-weight="normal" officeooo:rsid="000c3a1d" officeooo:paragraph-rsid="00012b04" style:font-size-asian="8.75pt" style:font-weight-asian="normal" style:font-size-complex="10pt" style:font-weight-complex="normal"/>
    </style:style>
    <style:style style:name="P14" style:family="paragraph" style:parent-style-name="Standard">
      <style:paragraph-properties fo:margin-top="0in" fo:margin-bottom="0in" loext:contextual-spacing="false" fo:text-align="justify" style:justify-single-word="false"/>
      <style:text-properties fo:font-size="10pt" fo:font-weight="normal" officeooo:rsid="002f7eb3" officeooo:paragraph-rsid="00012b04" style:font-size-asian="8.75pt" style:font-weight-asian="normal" style:font-size-complex="10pt" style:font-weight-complex="normal"/>
    </style:style>
    <style:style style:name="P15" style:family="paragraph" style:parent-style-name="Standard">
      <style:paragraph-properties fo:margin-top="0in" fo:margin-bottom="0in" loext:contextual-spacing="false" fo:text-align="justify" style:justify-single-word="false"/>
      <style:text-properties fo:font-size="10pt" fo:font-weight="normal" officeooo:rsid="0018aa86" officeooo:paragraph-rsid="00012b04" style:font-size-asian="8.75pt" style:font-weight-asian="normal" style:font-size-complex="10pt" style:font-weight-complex="normal"/>
    </style:style>
    <style:style style:name="P16" style:family="paragraph" style:parent-style-name="Standard">
      <style:paragraph-properties fo:margin-top="0in" fo:margin-bottom="0in"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17" style:family="paragraph" style:parent-style-name="Standard">
      <style:paragraph-properties fo:margin-top="0in" fo:margin-bottom="0in" loext:contextual-spacing="false" fo:text-align="justify" style:justify-single-word="false"/>
      <style:text-properties fo:font-size="10pt" fo:font-weight="normal" officeooo:rsid="00047d41" officeooo:paragraph-rsid="00047d41" style:font-size-asian="8.75pt" style:font-weight-asian="normal" style:font-size-complex="10pt" style:font-weight-complex="normal"/>
    </style:style>
    <style:style style:name="P18" style:family="paragraph" style:parent-style-name="Standard">
      <style:paragraph-properties fo:margin-top="0in" fo:margin-bottom="0in" loext:contextual-spacing="false" fo:text-align="justify" style:justify-single-word="false"/>
      <style:text-properties fo:font-size="10pt" fo:font-weight="normal" officeooo:rsid="0021bf85" officeooo:paragraph-rsid="0006280d" style:font-size-asian="8.75pt" style:font-weight-asian="normal" style:font-size-complex="10pt" style:font-weight-complex="normal"/>
    </style:style>
    <style:style style:name="P19" style:family="paragraph" style:parent-style-name="Standard">
      <style:paragraph-properties fo:margin-top="0in" fo:margin-bottom="0in" loext:contextual-spacing="false" fo:text-align="justify" style:justify-single-word="false"/>
      <style:text-properties fo:font-size="10pt" fo:font-weight="normal" officeooo:rsid="000d2486" officeooo:paragraph-rsid="000d2486" style:font-size-asian="8.75pt" style:font-weight-asian="normal" style:font-size-complex="10pt" style:font-weight-complex="normal"/>
    </style:style>
    <style:style style:name="P20" style:family="paragraph" style:parent-style-name="Standard">
      <style:paragraph-properties fo:margin-top="0in" fo:margin-bottom="0in" loext:contextual-spacing="false" fo:text-align="justify" style:justify-single-word="false"/>
      <style:text-properties fo:font-size="10pt" fo:font-weight="normal" officeooo:rsid="000d7ce8" officeooo:paragraph-rsid="00012b04" style:font-size-asian="10pt" style:font-weight-asian="normal" style:font-size-complex="10pt" style:font-weight-complex="normal"/>
    </style:style>
    <style:style style:name="P21" style:family="paragraph" style:parent-style-name="Standard">
      <style:paragraph-properties fo:margin-top="0in" fo:margin-bottom="0in" loext:contextual-spacing="false" fo:text-align="justify" style:justify-single-word="false"/>
      <style:text-properties fo:font-size="10pt" fo:font-weight="normal" officeooo:rsid="00128240" officeooo:paragraph-rsid="00012b04" style:font-size-asian="10pt" style:font-weight-asian="normal" style:font-size-complex="10pt" style:font-weight-complex="normal"/>
    </style:style>
    <style:style style:name="P22"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12b04" style:font-size-asian="10pt" style:font-weight-asian="normal" style:font-size-complex="10pt" style:font-weight-complex="normal"/>
    </style:style>
    <style:style style:name="P23"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6280d" style:font-size-asian="10pt" style:font-weight-asian="normal" style:font-size-complex="10pt" style:font-weight-complex="normal"/>
    </style:style>
    <style:style style:name="P24" style:family="paragraph" style:parent-style-name="Standard">
      <style:paragraph-properties fo:margin-top="0in" fo:margin-bottom="0in" loext:contextual-spacing="false" fo:text-align="justify" style:justify-single-word="false"/>
      <style:text-properties fo:font-size="10pt" fo:font-weight="normal" officeooo:rsid="0018ecb9" officeooo:paragraph-rsid="00012b04" style:font-size-asian="10pt" style:font-weight-asian="normal" style:font-size-complex="10pt" style:font-weight-complex="normal"/>
    </style:style>
    <style:style style:name="P25" style:family="paragraph" style:parent-style-name="Standard">
      <style:paragraph-properties fo:margin-top="0in" fo:margin-bottom="0in"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26" style:family="paragraph" style:parent-style-name="Standard">
      <style:paragraph-properties fo:margin-top="0in" fo:margin-bottom="0in" loext:contextual-spacing="false" fo:text-align="justify" style:justify-single-word="false"/>
      <style:text-properties fo:font-size="10pt" fo:font-weight="normal" officeooo:rsid="0006280d" officeooo:paragraph-rsid="000890e5" style:font-size-asian="10pt" style:font-weight-asian="normal" style:font-size-complex="10pt" style:font-weight-complex="normal"/>
    </style:style>
    <style:style style:name="P27" style:family="paragraph" style:parent-style-name="Standard">
      <style:paragraph-properties fo:margin-top="0in" fo:margin-bottom="0in" loext:contextual-spacing="false" fo:text-align="justify" style:justify-single-word="false"/>
      <style:text-properties fo:font-size="10pt" fo:font-weight="normal" officeooo:rsid="000890e5" officeooo:paragraph-rsid="000890e5" style:font-size-asian="10pt" style:font-weight-asian="normal" style:font-size-complex="10pt" style:font-weight-complex="normal"/>
    </style:style>
    <style:style style:name="P28" style:family="paragraph" style:parent-style-name="Standard">
      <style:paragraph-properties fo:margin-top="0in" fo:margin-bottom="0in"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29" style:family="paragraph" style:parent-style-name="Standard">
      <style:paragraph-properties fo:margin-top="0in" fo:margin-bottom="0in" loext:contextual-spacing="false" fo:text-align="justify" style:justify-single-word="false"/>
      <style:text-properties fo:font-size="10pt" fo:font-weight="normal" officeooo:rsid="000c4cc1" officeooo:paragraph-rsid="000c4cc1" style:font-size-asian="10pt" style:font-weight-asian="normal" style:font-size-complex="10pt" style:font-weight-complex="normal"/>
    </style:style>
    <style:style style:name="P30" style:family="paragraph" style:parent-style-name="Standard">
      <style:paragraph-properties fo:margin-top="0in" fo:margin-bottom="0in" loext:contextual-spacing="false" fo:text-align="justify" style:justify-single-word="false"/>
      <style:text-properties fo:font-size="10pt" fo:font-weight="normal" officeooo:rsid="000dec66" officeooo:paragraph-rsid="000dec66" style:font-size-asian="10pt" style:font-weight-asian="normal" style:font-size-complex="10pt" style:font-weight-complex="normal"/>
    </style:style>
    <style:style style:name="P31" style:family="paragraph" style:parent-style-name="Standard">
      <style:paragraph-properties fo:margin-top="0in" fo:margin-bottom="0in"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32" style:family="paragraph" style:parent-style-name="Standard">
      <style:paragraph-properties fo:margin-top="0in" fo:margin-bottom="0in" loext:contextual-spacing="false" fo:text-align="justify" style:justify-single-word="false"/>
      <style:text-properties fo:font-size="10pt" fo:font-weight="normal" officeooo:rsid="0010c1d9" officeooo:paragraph-rsid="0010c1d9" style:font-size-asian="10pt" style:font-weight-asian="normal" style:font-size-complex="10pt" style:font-weight-complex="normal"/>
    </style:style>
    <style:style style:name="P33"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12b04" style:font-size-asian="8.75pt" style:font-weight-asian="bold" style:font-size-complex="10pt" style:font-weight-complex="bold"/>
    </style:style>
    <style:style style:name="P34" style:family="paragraph" style:parent-style-name="Standard">
      <style:paragraph-properties fo:margin-top="0in" fo:margin-bottom="0in" loext:contextual-spacing="false" fo:text-align="justify" style:justify-single-word="false"/>
      <style:text-properties fo:font-size="10pt" fo:font-weight="bold" officeooo:rsid="00047d41" officeooo:paragraph-rsid="00047d41" style:font-size-asian="8.75pt" style:font-weight-asian="bold" style:font-size-complex="10pt" style:font-weight-complex="bold"/>
    </style:style>
    <style:style style:name="P35" style:family="paragraph" style:parent-style-name="Standard">
      <style:paragraph-properties fo:margin-top="0in" fo:margin-bottom="0in" loext:contextual-spacing="false" fo:text-align="justify" style:justify-single-word="false"/>
      <style:text-properties fo:font-size="10pt" fo:font-weight="bold" officeooo:rsid="00128240" officeooo:paragraph-rsid="00012b04" style:font-size-asian="10pt" style:font-weight-asian="bold" style:font-size-complex="10pt" style:font-weight-complex="bold"/>
    </style:style>
    <style:style style:name="P36" style:family="paragraph" style:parent-style-name="Standard">
      <style:paragraph-properties fo:margin-top="0in" fo:margin-bottom="0in" loext:contextual-spacing="false" fo:text-align="justify" style:justify-single-word="false"/>
      <style:text-properties fo:font-size="10pt" fo:font-weight="bold" officeooo:rsid="002a7ce3" officeooo:paragraph-rsid="00012b04" style:font-size-asian="10pt" style:font-weight-asian="bold" style:font-size-complex="10pt" style:font-weight-complex="bold"/>
    </style:style>
    <style:style style:name="P37" style:family="paragraph" style:parent-style-name="Standard">
      <style:paragraph-properties fo:margin-top="0in" fo:margin-bottom="0in" loext:contextual-spacing="false" fo:text-align="justify" style:justify-single-word="false"/>
      <style:text-properties fo:font-size="10pt" fo:font-weight="bold" officeooo:rsid="000aa6eb" officeooo:paragraph-rsid="00012b04" style:font-size-asian="10pt" style:font-weight-asian="bold" style:font-size-complex="10pt" style:font-weight-complex="bold"/>
    </style:style>
    <style:style style:name="P38" style:family="paragraph" style:parent-style-name="Standard">
      <style:paragraph-properties fo:margin-top="0in" fo:margin-bottom="0in" loext:contextual-spacing="false" fo:text-align="justify" style:justify-single-word="false"/>
      <style:text-properties fo:font-size="10pt" fo:font-style="normal" fo:font-weight="normal" officeooo:rsid="0018ecb9" officeooo:paragraph-rsid="00012b04" style:font-size-asian="10pt" style:font-style-asian="normal" style:font-weight-asian="normal" style:font-size-complex="10pt" style:font-style-complex="normal" style:font-weight-complex="normal"/>
    </style:style>
    <style:style style:name="P39" style:family="paragraph" style:parent-style-name="Standard">
      <style:paragraph-properties fo:margin-top="0in" fo:margin-bottom="0in" loext:contextual-spacing="false" fo:text-align="justify" style:justify-single-word="false"/>
      <style:text-properties fo:font-size="10pt" fo:font-style="normal" fo:font-weight="normal" officeooo:rsid="0019ff8f" officeooo:paragraph-rsid="00012b04" style:font-size-asian="10pt" style:font-style-asian="normal" style:font-weight-asian="normal" style:font-size-complex="10pt" style:font-style-complex="normal" style:font-weight-complex="normal"/>
    </style:style>
    <style:style style:name="P40" style:family="paragraph" style:parent-style-name="Standard">
      <style:paragraph-properties fo:margin-top="0in" fo:margin-bottom="0in" loext:contextual-spacing="false" fo:text-align="center" style:justify-single-word="false"/>
      <style:text-properties fo:font-size="10pt" fo:font-style="italic" fo:font-weight="bold" officeooo:rsid="0006280d" officeooo:paragraph-rsid="0006280d" style:font-size-asian="10pt" style:font-style-asian="italic" style:font-weight-asian="bold" style:font-size-complex="10pt" style:font-style-complex="italic" style:font-weight-complex="bold"/>
    </style:style>
    <style:style style:name="P41" style:family="paragraph" style:parent-style-name="Standard">
      <style:paragraph-properties fo:margin-top="0in" fo:margin-bottom="0in" loext:contextual-spacing="false" fo:text-align="center" style:justify-single-word="false"/>
      <style:text-properties fo:font-size="10pt" fo:font-style="italic" fo:font-weight="bold" officeooo:rsid="000e13e1" officeooo:paragraph-rsid="000e13e1" style:font-size-asian="10pt" style:font-style-asian="italic" style:font-weight-asian="bold" style:font-size-complex="10pt" style:font-style-complex="italic" style:font-weight-complex="bold"/>
    </style:style>
    <style:style style:name="P42" style:family="paragraph" style:parent-style-name="Standard">
      <style:paragraph-properties fo:margin-top="0.2772in" fo:margin-bottom="0.2772in" loext:contextual-spacing="false" fo:text-align="justify" style:justify-single-word="false"/>
      <style:text-properties fo:font-weight="bold" officeooo:rsid="00072188" officeooo:paragraph-rsid="00012b04" style:font-weight-asian="bold" style:font-weight-complex="bold"/>
    </style:style>
    <style:style style:name="P43" style:family="paragraph" style:parent-style-name="Standard" style:list-style-name="L1">
      <style:paragraph-properties fo:margin-top="0.0398in" fo:margin-bottom="0.0398in" loext:contextual-spacing="false" fo:text-align="justify" style:justify-single-word="false"/>
      <style:text-properties fo:font-weight="bold" officeooo:rsid="0006457d" officeooo:paragraph-rsid="00012b04" style:font-weight-asian="bold" style:font-weight-complex="bold"/>
    </style:style>
    <style:style style:name="P44" style:family="paragraph" style:parent-style-name="Standard" style:list-style-name="L1">
      <style:paragraph-properties fo:margin-top="0.0398in" fo:margin-bottom="0.0398in" loext:contextual-spacing="false" fo:text-align="justify" style:justify-single-word="false"/>
      <style:text-properties fo:font-weight="bold" officeooo:rsid="00072188" officeooo:paragraph-rsid="00012b04" style:font-weight-asian="bold" style:font-weight-complex="bold"/>
    </style:style>
    <style:style style:name="P45" style:family="paragraph" style:parent-style-name="Standard" style:list-style-name="L1">
      <style:paragraph-properties fo:margin-top="0.0398in" fo:margin-bottom="0.0398in" loext:contextual-spacing="false" fo:text-align="justify" style:justify-single-word="false"/>
      <style:text-properties fo:font-weight="bold" officeooo:rsid="00019402" officeooo:paragraph-rsid="00019402" style:font-weight-asian="bold" style:font-weight-complex="bold"/>
    </style:style>
    <style:style style:name="P46" style:family="paragraph" style:parent-style-name="Standard" style:list-style-name="L2">
      <style:paragraph-properties fo:margin-top="0in" fo:margin-bottom="0in" loext:contextual-spacing="false" fo:text-align="justify" style:justify-single-word="false"/>
      <style:text-properties fo:font-size="10pt" fo:font-weight="normal" officeooo:rsid="0007b249" officeooo:paragraph-rsid="00012b04" style:font-size-asian="8.75pt" style:font-weight-asian="normal" style:font-size-complex="10pt" style:font-weight-complex="normal"/>
    </style:style>
    <style:style style:name="P47" style:family="paragraph" style:parent-style-name="Standard">
      <style:paragraph-properties fo:margin-top="0in" fo:margin-bottom="0in" loext:contextual-spacing="false" fo:text-align="justify" style:justify-single-word="false"/>
      <style:text-properties fo:font-size="10pt" fo:font-weight="normal" officeooo:rsid="00047d41" officeooo:paragraph-rsid="00047d41" style:font-size-asian="8.75pt" style:font-weight-asian="normal" style:font-size-complex="10pt" style:font-weight-complex="normal"/>
    </style:style>
    <style:style style:name="P48" style:family="paragraph" style:parent-style-name="Standard" style:list-style-name="L7">
      <style:paragraph-properties fo:margin-top="0in" fo:margin-bottom="0in" loext:contextual-spacing="false" fo:text-align="justify" style:justify-single-word="false"/>
      <style:text-properties fo:font-size="10pt" fo:font-weight="normal" officeooo:rsid="0019ff8f" officeooo:paragraph-rsid="00012b04" style:font-size-asian="8.75pt" style:font-weight-asian="normal" style:font-size-complex="10pt" style:font-weight-complex="normal"/>
    </style:style>
    <style:style style:name="P49"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012b04" style:font-size-asian="8.75pt" style:font-weight-asian="normal" style:font-size-complex="10pt" style:font-weight-complex="normal"/>
    </style:style>
    <style:style style:name="P50" style:family="paragraph" style:parent-style-name="Standard">
      <style:paragraph-properties fo:margin-top="0in" fo:margin-bottom="0in" loext:contextual-spacing="false" fo:text-align="justify" style:justify-single-word="false"/>
      <style:text-properties fo:font-size="10pt" fo:font-weight="normal" officeooo:rsid="002f16a7" officeooo:paragraph-rsid="00176829" style:font-size-asian="8.75pt" style:font-weight-asian="normal" style:font-size-complex="10pt" style:font-weight-complex="normal"/>
    </style:style>
    <style:style style:name="P51" style:family="paragraph" style:parent-style-name="Standard">
      <style:paragraph-properties fo:margin-top="0in" fo:margin-bottom="0in" loext:contextual-spacing="false" fo:text-align="justify" style:justify-single-word="false"/>
      <style:text-properties fo:font-size="10pt" fo:font-weight="normal" officeooo:rsid="00176829" officeooo:paragraph-rsid="00176829" style:font-size-asian="8.75pt" style:font-weight-asian="normal" style:font-size-complex="10pt" style:font-weight-complex="normal"/>
    </style:style>
    <style:style style:name="P52" style:family="paragraph" style:parent-style-name="Standard">
      <style:paragraph-properties fo:margin-top="0in" fo:margin-bottom="0in" loext:contextual-spacing="false" fo:text-align="justify" style:justify-single-word="false"/>
      <style:text-properties fo:font-size="10pt" fo:font-weight="normal" officeooo:rsid="0017edff" officeooo:paragraph-rsid="0017edff" style:font-size-asian="8.75pt" style:font-weight-asian="normal" style:font-size-complex="10pt" style:font-weight-complex="normal"/>
    </style:style>
    <style:style style:name="P53" style:family="paragraph" style:parent-style-name="Standard">
      <style:paragraph-properties fo:margin-top="0in" fo:margin-bottom="0in" loext:contextual-spacing="false" fo:text-align="justify" style:justify-single-word="false"/>
      <style:text-properties fo:font-size="10pt" fo:font-weight="normal" officeooo:rsid="000890e5" officeooo:paragraph-rsid="000890e5" style:font-size-asian="10pt" style:font-weight-asian="normal" style:font-size-complex="10pt" style:font-weight-complex="normal"/>
    </style:style>
    <style:style style:name="P54" style:family="paragraph" style:parent-style-name="Standard" style:list-style-name="L4">
      <style:paragraph-properties fo:margin-top="0in" fo:margin-bottom="0in" loext:contextual-spacing="false" fo:text-align="justify" style:justify-single-word="false"/>
      <style:text-properties fo:font-size="10pt" fo:font-weight="normal" officeooo:rsid="00099e78" officeooo:paragraph-rsid="00099e78" style:font-size-asian="10pt" style:font-weight-asian="normal" style:font-size-complex="10pt" style:font-weight-complex="normal"/>
    </style:style>
    <style:style style:name="P55" style:family="paragraph" style:parent-style-name="Standard" style:list-style-name="L5">
      <style:paragraph-properties fo:margin-top="0in" fo:margin-bottom="0in" loext:contextual-spacing="false" fo:text-align="justify" style:justify-single-word="false"/>
      <style:text-properties fo:font-size="10pt" fo:font-weight="normal" officeooo:rsid="000e13e1" officeooo:paragraph-rsid="000e13e1" style:font-size-asian="10pt" style:font-weight-asian="normal" style:font-size-complex="10pt" style:font-weight-complex="normal"/>
    </style:style>
    <style:style style:name="P56" style:family="paragraph" style:parent-style-name="Standard" style:list-style-name="L6">
      <style:paragraph-properties fo:margin-top="0in" fo:margin-bottom="0in" loext:contextual-spacing="false" fo:text-align="justify" style:justify-single-word="false"/>
      <style:text-properties fo:font-size="10pt" fo:font-weight="normal" officeooo:rsid="00047d41" officeooo:paragraph-rsid="00047d41" style:font-size-asian="10pt" style:font-weight-asian="normal" style:font-size-complex="10pt" style:font-weight-complex="normal"/>
    </style:style>
    <style:style style:name="P57" style:family="paragraph" style:parent-style-name="Standard" style:list-style-name="L6">
      <style:paragraph-properties fo:margin-top="0in" fo:margin-bottom="0in" loext:contextual-spacing="false" fo:text-align="justify" style:justify-single-word="false"/>
      <style:text-properties fo:font-size="10pt" fo:font-weight="normal" officeooo:rsid="0006156b" officeooo:paragraph-rsid="0006156b" style:font-size-asian="10pt" style:font-weight-asian="normal" style:font-size-complex="10pt" style:font-weight-complex="normal"/>
    </style:style>
    <style:style style:name="P58" style:family="paragraph" style:parent-style-name="Standard">
      <style:paragraph-properties fo:margin-top="0in" fo:margin-bottom="0in" loext:contextual-spacing="false" fo:text-align="justify" style:justify-single-word="false"/>
      <style:text-properties fo:font-size="10pt" fo:font-weight="normal" officeooo:rsid="0013d3a9" officeooo:paragraph-rsid="0006280d" style:font-size-asian="10pt" style:font-weight-asian="normal" style:font-size-complex="10pt" style:font-weight-complex="normal"/>
    </style:style>
    <style:style style:name="P59" style:family="paragraph" style:parent-style-name="Standard">
      <style:paragraph-properties fo:margin-top="0in" fo:margin-bottom="0in" loext:contextual-spacing="false" fo:text-align="center" style:justify-single-word="false"/>
      <style:text-properties fo:font-size="10pt" fo:font-style="italic" fo:font-weight="bold" officeooo:rsid="000890e5" officeooo:paragraph-rsid="0006280d" style:font-size-asian="10pt" style:font-style-asian="italic" style:font-weight-asian="bold" style:font-size-complex="10pt" style:font-style-complex="italic" style:font-weight-complex="bold"/>
    </style:style>
    <style:style style:name="P60" style:family="paragraph" style:parent-style-name="Standard">
      <style:paragraph-properties fo:margin-top="0in" fo:margin-bottom="0in" loext:contextual-spacing="false" fo:text-align="center" style:justify-single-word="false"/>
      <style:text-properties fo:font-size="10pt" fo:font-style="italic" fo:font-weight="bold" officeooo:rsid="0013b334" officeooo:paragraph-rsid="0013b334" style:font-size-asian="10pt" style:font-style-asian="italic" style:font-weight-asian="bold" style:font-size-complex="10pt" style:font-style-complex="italic" style:font-weight-complex="bold"/>
    </style:style>
    <style:style style:name="P61" style:family="paragraph" style:parent-style-name="Standard">
      <style:paragraph-properties fo:margin-top="0in" fo:margin-bottom="0in" loext:contextual-spacing="false" fo:text-align="center" style:justify-single-word="false"/>
      <style:text-properties fo:font-size="10pt" fo:font-style="italic" fo:font-weight="bold" officeooo:rsid="0017edff" officeooo:paragraph-rsid="0017edff" style:font-size-asian="10pt" style:font-style-asian="italic" style:font-weight-asian="bold" style:font-size-complex="10pt" style:font-style-complex="italic" style:font-weight-complex="bold"/>
    </style:style>
    <style:style style:name="P62" style:family="paragraph" style:parent-style-name="Standard" style:list-style-name="L3">
      <style:paragraph-properties fo:margin-top="0in" fo:margin-bottom="0in" loext:contextual-spacing="false" fo:text-align="justify" style:justify-single-word="false"/>
      <style:text-properties officeooo:paragraph-rsid="000890e5"/>
    </style:style>
    <style:style style:name="P63" style:family="paragraph" style:parent-style-name="Standard" style:list-style-name="L3">
      <style:paragraph-properties fo:margin-top="0in" fo:margin-bottom="0in" loext:contextual-spacing="false" fo:text-align="justify" style:justify-single-word="false"/>
      <style:text-properties officeooo:rsid="000890e5" officeooo:paragraph-rsid="000890e5"/>
    </style:style>
    <style:style style:name="P64" style:family="paragraph">
      <style:paragraph-properties fo:text-align="center"/>
    </style:style>
    <style:style style:name="P65" style:family="paragraph">
      <loext:graphic-properties draw:fill-color="#ffd320"/>
      <style:paragraph-properties fo:text-align="center"/>
    </style:style>
    <style:style style:name="P66" style:family="paragraph">
      <loext:graphic-properties draw:fill-color="#9999ff"/>
      <style:paragraph-properties fo:text-align="center"/>
    </style:style>
    <style:style style:name="P67" style:family="paragraph">
      <loext:graphic-properties draw:fill-color="#ffd320"/>
      <style:paragraph-properties fo:text-align="center"/>
      <style:text-properties fo:font-size="12pt"/>
    </style:style>
    <style:style style:name="P68" style:family="paragraph">
      <loext:graphic-properties draw:opacity="0%"/>
      <style:paragraph-properties fo:text-align="center"/>
    </style:style>
    <style:style style:name="P69" style:family="paragraph">
      <loext:graphic-properties draw:fill="none" draw:fill-color="#ffffff"/>
      <style:paragraph-properties fo:text-align="center"/>
      <style:text-properties fo:color="#800000"/>
    </style:style>
    <style:style style:name="P70" style:family="paragraph">
      <loext:graphic-properties draw:fill-color="#fdb94d"/>
      <style:paragraph-properties fo:text-align="center"/>
    </style:style>
    <style:style style:name="T1" style:family="text">
      <style:text-properties officeooo:rsid="002e9cb7"/>
    </style:style>
    <style:style style:name="T2" style:family="text">
      <style:text-properties officeooo:rsid="00114b6d"/>
    </style:style>
    <style:style style:name="T3" style:family="text">
      <style:text-properties officeooo:rsid="000d7ce8"/>
    </style:style>
    <style:style style:name="T4" style:family="text">
      <style:text-properties officeooo:rsid="001adc25"/>
    </style:style>
    <style:style style:name="T5" style:family="text">
      <style:text-properties officeooo:rsid="0018ecb9"/>
    </style:style>
    <style:style style:name="T6" style:family="text">
      <style:text-properties officeooo:rsid="000c3a1d"/>
    </style:style>
    <style:style style:name="T7" style:family="text">
      <style:text-properties officeooo:rsid="000aa6eb"/>
    </style:style>
    <style:style style:name="T8" style:family="text">
      <style:text-properties officeooo:rsid="0012e401"/>
    </style:style>
    <style:style style:name="T9" style:family="text">
      <style:text-properties fo:font-weight="normal" style:font-weight-asian="normal" style:font-weight-complex="normal"/>
    </style:style>
    <style:style style:name="T10" style:family="text">
      <style:text-properties fo:font-weight="normal" officeooo:rsid="0012e401" style:font-weight-asian="normal" style:font-weight-complex="normal"/>
    </style:style>
    <style:style style:name="T11" style:family="text">
      <style:text-properties officeooo:rsid="00172a44"/>
    </style:style>
    <style:style style:name="T12" style:family="text">
      <style:text-properties fo:font-style="normal" style:font-style-asian="normal" style:font-style-complex="normal"/>
    </style:style>
    <style:style style:name="T13" style:family="text">
      <style:text-properties officeooo:rsid="002f16a7"/>
    </style:style>
    <style:style style:name="T14" style:family="text">
      <style:text-properties fo:font-style="italic" style:font-style-asian="italic" style:font-style-complex="italic"/>
    </style:style>
    <style:style style:name="T15" style:family="text">
      <style:text-properties fo:font-style="italic" officeooo:rsid="0002ded0" style:font-style-asian="italic" style:font-style-complex="italic"/>
    </style:style>
    <style:style style:name="T16" style:family="text">
      <style:text-properties officeooo:rsid="00019402"/>
    </style:style>
    <style:style style:name="T17" style:family="text">
      <style:text-properties officeooo:rsid="0002ded0"/>
    </style:style>
    <style:style style:name="T18" style:family="text">
      <style:text-properties officeooo:rsid="00031268"/>
    </style:style>
    <style:style style:name="T19" style:family="text">
      <style:text-properties officeooo:rsid="00047d41"/>
    </style:style>
    <style:style style:name="T20" style:family="text">
      <style:text-properties officeooo:rsid="0006280d"/>
    </style:style>
    <style:style style:name="T21" style:family="text">
      <style:text-properties officeooo:rsid="0006e7d3"/>
    </style:style>
    <style:style style:name="T22" style:family="text">
      <style:text-properties fo:font-size="10pt" fo:font-weight="normal" style:font-size-asian="10pt" style:font-weight-asian="normal" style:font-size-complex="10pt" style:font-weight-complex="normal"/>
    </style:style>
    <style:style style:name="T23" style:family="text">
      <style:text-properties fo:font-size="10pt" fo:font-weight="normal" officeooo:rsid="0006e7d3" style:font-size-asian="10pt" style:font-weight-asian="normal" style:font-size-complex="10pt" style:font-weight-complex="normal"/>
    </style:style>
    <style:style style:name="T24" style:family="text">
      <style:text-properties fo:font-size="10pt" fo:font-weight="normal" officeooo:rsid="000890e5" style:font-size-asian="10pt" style:font-weight-asian="normal" style:font-size-complex="10pt" style:font-weight-complex="normal"/>
    </style:style>
    <style:style style:name="T25" style:family="text">
      <style:text-properties officeooo:rsid="00099e78"/>
    </style:style>
    <style:style style:name="T26" style:family="text">
      <style:text-properties officeooo:rsid="000d2486"/>
    </style:style>
    <style:style style:name="T27" style:family="text">
      <style:text-properties officeooo:rsid="000daec8"/>
    </style:style>
    <style:style style:name="T28" style:family="text">
      <style:text-properties officeooo:rsid="000dec66"/>
    </style:style>
    <style:style style:name="T29" style:family="text">
      <style:text-properties officeooo:rsid="000e13e1"/>
    </style:style>
    <style:style style:name="T30" style:family="text">
      <style:text-properties officeooo:rsid="000f56aa"/>
    </style:style>
    <style:style style:name="T31" style:family="text">
      <style:text-properties fo:font-weight="bold" officeooo:rsid="0010b1c5" style:font-weight-asian="bold" style:font-weight-complex="bold"/>
    </style:style>
    <style:style style:name="T32" style:family="text">
      <style:text-properties officeooo:rsid="0013b334"/>
    </style:style>
    <style:style style:name="T33" style:family="text">
      <style:text-properties officeooo:rsid="0017edff"/>
    </style:style>
    <style:style style:name="T34" style:family="text">
      <style:text-properties fo:font-size="12pt"/>
    </style:style>
    <style:style style:name="T35" style:family="text">
      <style:text-properties fo:color="#80000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8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252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1.05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000000" draw:marker-start-width="0.1689in" draw:marker-end-width="0.1689in" draw:fill-color="#ffd320" draw:textarea-horizontal-align="justify" draw:textarea-vertical-align="middle" draw:auto-grow-height="false" fo:min-height="0.5457in" fo:min-width="0.932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201in" svg:stroke-color="#000000" draw:marker-start-width="0.1689in" draw:marker-end-width="0.1689in" draw:fill-color="#ffd320" draw:textarea-horizontal-align="justify" draw:textarea-vertical-align="middle" draw:auto-grow-height="false" fo:min-height="0.5465in" fo:min-width="1.424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ed_20__28_var_29_" svg:stroke-width="0.0201in" svg:stroke-color="#000000" draw:marker-start-width="0.1689in" draw:marker-end-width="0.1689in" draw:fill-color="#ffd320" draw:textarea-horizontal-align="justify" draw:textarea-vertical-align="middle" draw:auto-grow-height="false" fo:min-height="0.5457in" fo:min-width="1.031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0201in" svg:stroke-color="#000000" draw:marker-start-width="0.1689in" draw:marker-end-width="0.1689in" draw:fill-color="#9999ff" draw:textarea-horizontal-align="justify" draw:textarea-vertical-align="middle" draw:auto-grow-height="false" fo:min-height="0.5457in" fo:min-width="1.320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201in" svg:stroke-color="#000000"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201in" svg:stroke-color="#dc2300" draw:marker-start-width="0.1689in" draw:marker-end-width="0.1689in" draw:opacity="0%" draw:textarea-horizontal-align="justify" draw:textarea-vertical-align="middle" draw:auto-grow-height="false" fo:min-height="1.439in" fo:min-width="2.302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201in" svg:stroke-color="#dc2300" draw:marker-start-width="0.1689in" draw:marker-end-width="0.1689in" draw:opacity="0%" draw:textarea-horizontal-align="justify" draw:textarea-vertical-align="middle" draw:auto-grow-height="false" fo:min-height="1.6701in" fo:min-width="3.9535in"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201in" svg:stroke-color="#000000" draw:marker-start-width="0.1689in" draw:marker-end-width="0.1689in" draw:fill-color="#fdb94d" draw:textarea-horizontal-align="justify" draw:textarea-vertical-align="middle" draw:auto-grow-height="false" fo:min-height="0.4839in" fo:min-width="1.0118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201in" svg:stroke-color="#000000" draw:marker-start-width="0.1689in" draw:marker-end-width="0.1689in" draw:fill-color="#fdb94d" draw:textarea-horizontal-align="justify" draw:textarea-vertical-align="middle" draw:auto-grow-height="false" fo:min-height="0.4646in" fo:min-width="1.0752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DI PROGRAMMAZIONE AD OGGETTI</text:p>
      <text:p text:style-name="P2">A.A. 2017/2018</text:p>
      <text:p text:style-name="P3"/>
      <text:p text:style-name="P2">KALK</text:p>
      <text:p text:style-name="P3"/>
      <text:p text:style-name="P4"><text:tab/><text:tab/>LUCA STOCCO <text:tab/><text:tab/><text:tab/><text:tab/>Matricola: <text:span text:style-name="T2">1125280</text:span></text:p>
      <text:p text:style-name="P4"><text:tab/><text:tab/>NICCOLO’ VETTORELLO<text:tab/><text:tab/>Matricola: 1122264</text:p>
      <text:p text:style-name="P4"/>
      <text:p text:style-name="P4"/>
      <text:p text:style-name="P4"/>
      <text:p text:style-name="P3">Relazione di <text:span text:style-name="T16">Luca Stocco</text:span></text:p>
      <text:p text:style-name="P4"/>
      <text:p text:style-name="P4"/>
      <text:p text:style-name="P4"/>
      <text:p text:style-name="P4"/>
      <text:p text:style-name="P4"/>
      <text:p text:style-name="P4">INDICE DEI CONTENUTI:</text:p>
      <text:list xml:id="list43684206" text:style-name="L1">
        <text:list-item>
          <text:p text:style-name="P43">Abstract</text:p>
        </text:list-item>
        <text:list-item>
          <text:p text:style-name="P44">Suddivisione del lavoro</text:p>
        </text:list-item>
        <text:list-item>
          <text:p text:style-name="P44">Gerarchia <text:span text:style-name="T3">dei tipi</text:span>: descrizione e uso</text:p>
        </text:list-item>
        <text:list-item>
          <text:p text:style-name="P44">GUI: <text:span text:style-name="T4">descrizione e manuale utente</text:span></text:p>
        </text:list-item>
        <text:list-item>
          <text:p text:style-name="P45">Parser</text:p>
        </text:list-item>
        <text:list-item>
          <text:p text:style-name="P44">Analisi delle tempistiche</text:p>
        </text:list-item>
        <text:list-item>
          <text:p text:style-name="P44">Ambiente di sviluppo</text:p>
        </text:list-item>
        <text:list-item>
          <text:p text:style-name="P44">Istruzioni per la compilazione</text:p>
        </text:list-item>
      </text:list>
      <text:p text:style-name="P42"/>
      <text:p text:style-name="P8"/>
      <text:p text:style-name="P8"/>
      <text:p text:style-name="P8"/>
      <text:p text:style-name="P8">1) ABSTRACT</text:p>
      <text:p text:style-name="P8"/>
      <text:p text:style-name="P9">KALK e’ una calcolatrice che permette l’esecuzione di operazioni sui seguenti tipi:</text:p>
      <text:list xml:id="list3880421148" text:style-name="L2">
        <text:list-item>
          <text:p text:style-name="P46">numeri razionali</text:p>
        </text:list-item>
        <text:list-item>
          <text:p text:style-name="P46">numeri complessi in forma polare</text:p>
        </text:list-item>
        <text:list-item>
          <text:p text:style-name="P46">numeri complessi in forma cartesiana</text:p>
        </text:list-item>
        <text:list-item>
          <text:p text:style-name="P46">componenti (induttori, resistori, condensatori)</text:p>
        </text:list-item>
        <text:list-item>
          <text:p text:style-name="P46">tuple (<text:span text:style-name="T19">vedere il relativo paragrafo per una descrizione piu’ dettagliata)</text:span></text:p>
        </text:list-item>
      </text:list>
      <text:p text:style-name="P10">Le possibili operazioni sono contestuali al tipo corrente e spaziano dalla classica aritmetica tra tipi numerici fino ad arrivare ad azioni piu’ specifiche per gli altri tipi gestiti (ad esempio serie e parallelo tra componenti, o operazioni tra tuple).</text:p>
      <text:p text:style-name="P10"/>
      <text:p text:style-name="P6"/>
      <text:p text:style-name="P6">2) SUDDIVISIONE DEL LAVORO</text:p>
      <text:p text:style-name="P33"/>
      <text:p text:style-name="P11">I compiti che hanno portato alla realizzazione del progetto sono stati cosi’ suddivisi:</text:p>
      <text:p text:style-name="P11"/>
      <text:p text:style-name="P11"><text:soft-page-break/><text:span text:style-name="T5">ANALISI DEL PROBLEMA </text:span>→ e’ stata svolta da entrambi i componenti del gruppo;</text:p>
      <text:p text:style-name="P12"/>
      <text:p text:style-name="P12">REALIZZAZIONE DEL MODELLO</text:p>
      <text:p text:style-name="P12"><text:span text:style-name="T6">(COMPRENSIVO DI ECCEZIONI)</text:span>→ il compito e’ stato svolto interamente dallo studente Luca Stocco;</text:p>
      <text:p text:style-name="P13"/>
      <text:p text:style-name="P13">REALIZZAZIONE DELLA VISTA → il compito e’ stato svolto dallo studente Niccolo’ Vettorello;</text:p>
      <text:p text:style-name="P13"/>
      <text:p text:style-name="P13">REALIZZAZIONE DELLA PARTE JAVA → il compito e’ stato svolto dallo studente Niccolo’ Vettorello;</text:p>
      <text:p text:style-name="P13"/>
      <text:p text:style-name="P13">REALIZZAZIONE DEL CONTROLLER → il compito e’ stato svolto dallo studente Niccolo’ Vettorello;</text:p>
      <text:p text:style-name="P13"/>
      <text:p text:style-name="P13">FASE DI COMPILAZIONE, TESTING E DEBUGGING → svolto<text:span text:style-name="T7"> da entrambi i componenti del gruppo;</text:span></text:p>
      <text:p text:style-name="P13"/>
      <text:p text:style-name="P13"/>
      <text:p text:style-name="P6"><text:span text:style-name="T3">3</text:span>) <text:span text:style-name="T3">GERARCHIA DEI TIPI: DESCRIZIONE E USO</text:span></text:p>
      <text:p text:style-name="P6"/>
      <text:p text:style-name="P35">NB <text:span text:style-name="T8">1</text:span><text:span text:style-name="T9">: nel grafico sottostante, le caselle in viola rappresentano le classi scelte come tipi gestiti da KALK, </text:span><text:span text:style-name="T10">quelle tratteggiate sono classi astratte, quelle con linea continua sono concrete</text:span><text:span text:style-name="T9">.</text:span></text:p>
      <text:p text:style-name="P36">NB 2<text:span text:style-name="T9">: con il termine Circuito ci si riferisce alla “mini” gerarchia con classe base Componente</text:span></text:p>
      <text:p text:style-name="P21"/>
      <text:p text:style-name="P21"><draw:frame text:anchor-type="paragraph" draw:z-index="27" draw:name="Shape5" draw:style-name="gr12" draw:text-style-name="P69" svg:width="1.228in" svg:height="0.1925in" svg:x="0.6118in" svg:y="0.1453in"><draw:text-box><text:p text:style-name="P64"><text:span text:style-name="T35">EXCEPTIONS</text:span></text:p></draw:text-box></draw:frame></text:p>
      <text:p text:style-name="P21"/>
      <text:p text:style-name="P21"><draw:custom-shape text:anchor-type="paragraph" draw:z-index="0" draw:name="Shape1" draw:style-name="gr1" draw:text-style-name="P65" svg:width="1.0051in" svg:height="0.5657in" svg:x="0.7374in" svg:y="0.1339in"><text:p text:style-name="P64">EXCEPTION</text:p><draw:enhanced-geometry svg:viewBox="0 0 21600 21600" draw:type="rectangle" draw:enhanced-path="M 0 0 L 21600 0 21600 21600 0 21600 0 0 Z N"/></draw:custom-shape><draw:custom-shape text:anchor-type="paragraph" draw:z-index="26" draw:name="Shape4" draw:style-name="gr11" draw:text-style-name="P68" svg:width="2.3217in" svg:height="1.4587in" svg:x="0.0909in" svg:y="0.0583in"><text:p/><draw:enhanced-geometry svg:viewBox="0 0 21600 21600" draw:type="rectangle" draw:enhanced-path="M 0 0 L 21600 0 21600 21600 0 21600 0 0 Z N"/></draw:custom-shape></text:p>
      <text:p text:style-name="P20"><draw:custom-shape text:anchor-type="paragraph" draw:z-index="1" draw:name="Shape1" draw:style-name="gr2" draw:text-style-name="P65" svg:width="0.9524in" svg:height="0.5657in" svg:x="3.0957in" svg:y="0.0646in"><text:p text:style-name="P64">DATO</text:p><draw:enhanced-geometry svg:viewBox="0 0 21600 21600" draw:type="rectangle" draw:enhanced-path="M 0 0 L 21600 0 21600 21600 0 21600 0 0 Z N"/></draw:custom-shape></text:p>
      <text:p text:style-name="P20"/>
      <text:p text:style-name="P20"/>
      <text:p text:style-name="P20"><draw:line text:anchor-type="paragraph" draw:z-index="12" draw:name="Shape2" draw:style-name="gr10" draw:text-style-name="P64" svg:x1="3.4992in" svg:y1="0.8559in" svg:x2="3.4992in" svg:y2="0.1484in"><text:p/></draw:line><draw:line text:anchor-type="paragraph" draw:z-index="13" draw:name="Shape2" draw:style-name="gr10" draw:text-style-name="P64" svg:x1="3.9228in" svg:y1="1.5205in" svg:x2="3.9228in" svg:y2="0.1484in"><text:p/></draw:line><draw:line text:anchor-type="paragraph" draw:z-index="17" draw:name="Shape2" draw:style-name="gr10" draw:text-style-name="P64" svg:x1="4.2417in" svg:y1="0.3602in" svg:x2="4.048in" svg:y2="0.1484in"><text:p/></draw:line><draw:line text:anchor-type="paragraph" draw:z-index="24" draw:name="Shape2" draw:style-name="gr10" draw:text-style-name="P64" svg:x1="2.0035in" svg:y1="0.1992in" svg:x2="1.7425in" svg:y2="0.0575in"><text:p/></draw:line><draw:line text:anchor-type="paragraph" draw:z-index="25" draw:name="Shape2" draw:style-name="gr10" draw:text-style-name="P64" svg:x1="0.5008in" svg:y1="0.2657in" svg:x2="0.7374in" svg:y2="0.0575in"><text:p/></draw:line></text:p>
      <text:p text:style-name="P20"><draw:custom-shape text:anchor-type="paragraph" draw:z-index="22" draw:name="Shape1" draw:style-name="gr1" draw:text-style-name="P65" svg:width="1.0051in" svg:height="0.5657in" svg:x="1.3626in" svg:y="0.039in"><text:p text:style-name="P64">SYNTAX</text:p><text:p text:style-name="P64">EXCEPTION</text:p><draw:enhanced-geometry svg:viewBox="0 0 21600 21600" draw:type="rectangle" draw:enhanced-path="M 0 0 L 21600 0 21600 21600 0 21600 0 0 Z N"/></draw:custom-shape><draw:custom-shape text:anchor-type="paragraph" draw:z-index="23" draw:name="Shape1" draw:style-name="gr1" draw:text-style-name="P65" svg:width="1.0051in" svg:height="0.5657in" svg:x="0.1492in" svg:y="0.1055in"><text:p text:style-name="P64">LOGIC</text:p><text:p text:style-name="P64">EXCEPTION</text:p><draw:enhanced-geometry svg:viewBox="0 0 21600 21600" draw:type="rectangle" draw:enhanced-path="M 0 0 L 21600 0 21600 21600 0 21600 0 0 Z N"/></draw:custom-shape></text:p>
      <text:p text:style-name="P20"><draw:custom-shape text:anchor-type="paragraph" draw:z-index="7" draw:name="Shape1" draw:style-name="gr2" draw:text-style-name="P65" svg:width="0.9524in" svg:height="0.5657in" svg:x="4.2417in" svg:y="0.0398in"><text:p text:style-name="P64">NUMERO</text:p><draw:enhanced-geometry svg:viewBox="0 0 21600 21600" draw:type="rectangle" draw:enhanced-path="M 0 0 L 21600 0 21600 21600 0 21600 0 0 Z N"/></draw:custom-shape></text:p>
      <text:p text:style-name="P21"><draw:custom-shape text:anchor-type="paragraph" draw:z-index="8" draw:name="Shape1" draw:style-name="gr3" draw:text-style-name="P66" svg:width="0.9524in" svg:height="0.5657in" svg:x="5.6043in" svg:y="0.3953in"><text:p text:style-name="P64">RAZ</text:p><draw:enhanced-geometry svg:viewBox="0 0 21600 21600" draw:type="rectangle" draw:enhanced-path="M 0 0 L 21600 0 21600 21600 0 21600 0 0 Z N"/></draw:custom-shape><draw:custom-shape text:anchor-type="paragraph" draw:z-index="9" draw:name="Shape1" draw:style-name="gr8" draw:text-style-name="P65" svg:width="1.0512in" svg:height="0.5657in" svg:x="4.472in" svg:y="1.0575in"><text:p text:style-name="P64">COMPLESSO</text:p><draw:enhanced-geometry svg:viewBox="0 0 21600 21600" draw:type="rectangle" draw:enhanced-path="M 0 0 L 21600 0 21600 21600 0 21600 0 0 Z N"/></draw:custom-shape><draw:line text:anchor-type="paragraph" draw:z-index="18" draw:name="Shape2" draw:style-name="gr10" draw:text-style-name="P64" svg:x1="5.6039in" svg:y1="0.3953in" svg:x2="5.1937in" svg:y2="0.1161in"><text:p/></draw:line><draw:line text:anchor-type="paragraph" draw:z-index="19" draw:name="Shape2" draw:style-name="gr10" draw:text-style-name="P64" svg:x1="4.9346in" svg:y1="1.0579in" svg:x2="4.8602in" svg:y2="0.4445in"><text:p/></draw:line><draw:line text:anchor-type="paragraph" draw:z-index="21" draw:name="Shape2" draw:style-name="gr10" draw:text-style-name="P64" svg:x1="5.6791in" svg:y1="1.9429in" svg:x2="5.4854in" svg:y2="1.6228in"><text:p/></draw:line></text:p>
      <text:p text:style-name="P21"/>
      <text:p text:style-name="P21"><draw:custom-shape text:anchor-type="paragraph" draw:z-index="2" draw:name="Shape1" draw:style-name="gr3" draw:text-style-name="P66" svg:width="0.9524in" svg:height="0.5657in" svg:x="2.8654in" svg:y="0.0543in"><text:p text:style-name="P64">TUPLA</text:p><draw:enhanced-geometry svg:viewBox="0 0 21600 21600" draw:type="rectangle" draw:enhanced-path="M 0 0 L 21600 0 21600 21600 0 21600 0 0 Z N"/></draw:custom-shape></text:p>
      <text:p text:style-name="P21"/>
      <text:p text:style-name="P21"><draw:frame text:anchor-type="paragraph" draw:z-index="29" draw:name="Shape5" draw:style-name="gr12" draw:text-style-name="P69" svg:width="1.228in" svg:height="0.1925in" svg:x="0.8791in" svg:y="0.1583in"><draw:text-box><text:p text:style-name="P64"><text:span text:style-name="T35">CIRCUITO</text:span></text:p></draw:text-box></draw:frame></text:p>
      <text:p text:style-name="P21"/>
      <text:p text:style-name="P21"><draw:custom-shape text:anchor-type="paragraph" draw:z-index="3" draw:name="Shape1" draw:style-name="gr4" draw:text-style-name="P66" svg:width="1.2724in" svg:height="0.5657in" svg:x="2.7035in" svg:y="0.1425in"><text:p text:style-name="P64">COMPONENTE</text:p><draw:enhanced-geometry svg:viewBox="0 0 21600 21600" draw:type="rectangle" draw:enhanced-path="M 0 0 L 21600 0 21600 21600 0 21600 0 0 Z N"/></draw:custom-shape><draw:custom-shape text:anchor-type="paragraph" draw:z-index="28" draw:name="Shape4" draw:style-name="gr13" draw:text-style-name="P68" svg:width="3.9732in" svg:height="1.6898in" svg:x="0.0764in" svg:y="0.0772in"><text:p/><draw:enhanced-geometry svg:viewBox="0 0 21600 21600" draw:type="rectangle" draw:enhanced-path="M 0 0 L 21600 0 21600 21600 0 21600 0 0 Z N"/></draw:custom-shape></text:p>
      <text:p text:style-name="P21"><draw:line text:anchor-type="paragraph" draw:z-index="14" draw:name="Shape2" draw:style-name="gr10" draw:text-style-name="P64" svg:x1="0.4709in" svg:y1="0.9661in" svg:x2="2.7035in" svg:y2="0.1181in"><text:p/></draw:line></text:p>
      <text:p text:style-name="P21"/>
      <text:p text:style-name="P21"/>
      <text:p text:style-name="P21"><draw:line text:anchor-type="paragraph" draw:z-index="15" draw:name="Shape2" draw:style-name="gr10" draw:text-style-name="P64" svg:x1="2.0929in" svg:y1="0.4917in" svg:x2="2.7031in" svg:y2="0.0661in"><text:p/></draw:line><draw:line text:anchor-type="paragraph" draw:z-index="16" draw:name="Shape2" draw:style-name="gr10" draw:text-style-name="P64" svg:x1="3.5437in" svg:y1="0.4697in" svg:x2="3.3654in" svg:y2="0.0661in"><text:p/></draw:line><draw:line text:anchor-type="paragraph" draw:z-index="20" draw:name="Shape2" draw:style-name="gr10" draw:text-style-name="P64" svg:x1="4.5776in" svg:y1="0.45in" svg:x2="4.472in" svg:y2="0.0189in"><text:p/></draw:line></text:p>
      <text:p text:style-name="P21"/>
      <text:p text:style-name="P21"><draw:custom-shape text:anchor-type="paragraph" draw:z-index="5" draw:name="Shape1" draw:style-name="gr6" draw:text-style-name="P65" svg:width="0.9524in" svg:height="0.5657in" svg:x="2.822in" svg:y="0.1484in"><text:p text:style-name="P64">RESISTORE</text:p><draw:enhanced-geometry svg:viewBox="0 0 21600 21600" draw:type="rectangle" draw:enhanced-path="M 0 0 L 21600 0 21600 21600 0 21600 0 0 Z N"/></draw:custom-shape><draw:custom-shape text:anchor-type="paragraph" draw:z-index="10" draw:name="Shape1" draw:style-name="gr3" draw:text-style-name="P66" svg:width="0.9524in" svg:height="0.5657in" svg:x="4.1457in" svg:y="0.1291in"><text:p text:style-name="P64">C_POLARE</text:p><draw:enhanced-geometry svg:viewBox="0 0 21600 21600" draw:type="rectangle" draw:enhanced-path="M 0 0 L 21600 0 21600 21600 0 21600 0 0 Z N"/></draw:custom-shape><draw:custom-shape text:anchor-type="paragraph" draw:z-index="11" draw:name="Shape1" draw:style-name="gr9" draw:text-style-name="P66" svg:width="1.3398in" svg:height="0.5657in" svg:x="5.2252in" svg:y="0.0555in"><text:p text:style-name="P64">C_CARTESIANO</text:p><draw:enhanced-geometry svg:viewBox="0 0 21600 21600" draw:type="rectangle" draw:enhanced-path="M 0 0 L 21600 0 21600 21600 0 21600 0 0 Z N"/></draw:custom-shape></text:p>
      <text:p text:style-name="P21"><draw:custom-shape text:anchor-type="paragraph" draw:z-index="4" draw:name="Shape1" draw:style-name="gr5" draw:text-style-name="P65" svg:width="1.0787in" svg:height="0.5657in" svg:x="0.1283in" svg:y="0.0035in"><text:p text:style-name="P64">INDUTTORE</text:p><draw:enhanced-geometry svg:viewBox="0 0 21600 21600" draw:type="rectangle" draw:enhanced-path="M 0 0 L 21600 0 21600 21600 0 21600 0 0 Z N"/></draw:custom-shape><draw:custom-shape text:anchor-type="paragraph" draw:z-index="6" draw:name="Shape1" draw:style-name="gr7" draw:text-style-name="P67" svg:width="1.4441in" svg:height="0.5661in" svg:x="1.2819in" svg:y="0.0102in"><text:p text:style-name="P64"><text:span text:style-name="T34">CONDENSATORE</text:span></text:p><draw:enhanced-geometry svg:viewBox="0 0 21600 21600" draw:type="rectangle" draw:enhanced-path="M 0 0 L 21600 0 21600 21600 0 21600 0 0 Z N"/></draw:custom-shape></text:p>
      <text:p text:style-name="P21"/>
      <text:p text:style-name="P21"/>
      <text:p text:style-name="P21"/>
      <text:p text:style-name="P22"/>
      <text:p text:style-name="P18"><text:span text:style-name="T20">Segue</text:span> una descrizione delle classi che compongono <text:span text:style-name="T20">il Modello</text:span>: ogni classe e’ corredata da una descrizione che ne presenta scopo <text:span text:style-name="T30">e </text:span>metodi principali. <text:span text:style-name="T30">Si è preferito usare la gerarchia come “luogo” di definizione dei metodi virtuali, e inserire poi la maggior parte delle chiamate polimorfe nel parser, il vero “attore” che prende una decisione su chi chiamare e sul come farlo.</text:span></text:p>
      <text:p text:style-name="P19"><text:span text:style-name="T31">NB</text:span>: i metodi <text:span text:style-name="T14">solve_operation </text:span><text:span text:style-name="T12">servono per il parser e saranno approfonditi nella sezione apposita.</text:span></text:p>
      <text:p text:style-name="P22"/>
      <text:p text:style-name="P40">Dato</text:p>
      <text:p text:style-name="P26">Dato è una classe astratta che rappresenta un generico tipo di calcolo. Essa definisce un distruttore virtuale per la gerarchia, <text:span text:style-name="T21">e possiede i seguenti metodi virtuali puri:</text:span></text:p>
      <text:list xml:id="list3463202062" text:style-name="L3">
        <text:list-item>
          <text:p text:style-name="P62"><text:span text:style-name="T23">toString() →</text:span><text:span text:style-name="T24"> </text:span><text:span text:style-name="T23">il cui scopo è ritornare una stringa rappresentante l’oggetto;</text:span></text:p>
        </text:list-item>
        <text:list-item>
          <text:p text:style-name="P63"><text:span text:style-name="T23">o</text:span><text:span text:style-name="T22">perator==(const Dato &amp;) → overloading dell’operatore di uguaglianza;</text:span></text:p>
        </text:list-item>
      </text:list>
      <text:p text:style-name="P27">L’esistenza della classe Dato è motivata anche dal funzionamento della classe parser, che sfrutta il fatto che tutti i tipi gestiti derivino da una sola classe</text:p>
      <text:p text:style-name="P27"><text:soft-page-break/></text:p>
      <text:p text:style-name="P59">Tupla</text:p>
      <text:p text:style-name="P27">Tupla <text:span text:style-name="T25">è una classe concreta che deriva direttamente da Dato, </text:span>rappresenta un insieme di coppie nella forma Metadato1,dato1,Metadato2, dato2,….,MetadatoN,datoN. Essa, oltre al costruttore da stringa, mette a disposizione vari metodi come <text:span text:style-name="T25">exists</text:span>_metadati(string), che <text:span text:style-name="T25">verifica se un metadato è presente, o insert(string,string), che inserisce una entry Metadato,dato.</text:span></text:p>
      <text:p text:style-name="P28">Le operazioni da notare sono le seguenti:</text:p>
      <text:list xml:id="list2259351967" text:style-name="L4">
        <text:list-item>
          <text:p text:style-name="P54">l’overloading degli operatori ‘-’, ‘/’, ‘%’ rispettivamente differenza, intersezione e join tra tuple (maggiori informazioni nel menù di aiuto);</text:p>
        </text:list-item>
        <text:list-item>
          <text:p text:style-name="P54">l’overriding dei metodi virtuali puri di Dato;</text:p>
        </text:list-item>
      </text:list>
      <text:p text:style-name="P28"/>
      <text:p text:style-name="P60">Circuito</text:p>
      <text:p text:style-name="P29"><text:span text:style-name="T28">Questa</text:span> <text:span text:style-name="T27">gerarchia rapp</text:span>resenta un generico <text:span text:style-name="T26">C</text:span>om<text:span text:style-name="T26">ponente. La classe Componente è concreta e derivante da Dato, ma l’utente si troverà a gestire solo Resistori, Condensatori e Induttori. La motivazione di questa scelta progettuale è stata dettata in buona parte dalla logica del parser.</text:span></text:p>
      <text:p text:style-name="P30"><text:span text:style-name="T29">Oltre a implementare i metodi virtuali puri di Dato</text:span>, <text:span text:style-name="T29">l</text:span>a classe Componente definisce gli operatori di serie (+) e parallelo (-), <text:span text:style-name="T29">e</text:span> <text:span text:style-name="T29">possiede due campi statici che rappresentano il voltaggio e la frequenza, i quali possono essere modificati o letti mediante gli opportuni setter e getter. Definisce inoltre un metodo virtuale impedenza();</text:span></text:p>
      <text:p text:style-name="P31">Le classi Resistore, Induttore e Condensatore derivano da Componente e ne espandono le funzionalità ridefinendo l’operatore di uguaglianza, il metodo toString() e il metodo impedenza();</text:p>
      <text:p text:style-name="P23"/>
      <text:p text:style-name="P41">Gerarchia Numero</text:p>
      <text:p text:style-name="P31">Numero è una classe astratta derivata da Dato. Rappresenta un generico numero e definisce la costante di classe pi. Possiede i seguenti metodi virtuali puri:</text:p>
      <text:list xml:id="list3722815667" text:style-name="L5">
        <text:list-item>
          <text:p text:style-name="P55">operator+, per la somma tra numeri;</text:p>
        </text:list-item>
        <text:list-item>
          <text:p text:style-name="P55">operator-, per la differenza tra numeri;</text:p>
        </text:list-item>
        <text:list-item>
          <text:p text:style-name="P55">operator/, per la divisione tra numeri;</text:p>
        </text:list-item>
        <text:list-item>
          <text:p text:style-name="P55">operator*, per la moltiplicazione tra numeri;</text:p>
        </text:list-item>
      </text:list>
      <text:p text:style-name="P31">Implementa inoltre due metodi statici per la conversione da gradi a radianti e viceversa.</text:p>
      <text:p text:style-name="P31">Da Numero derivano due classi, Raz e Complesso.</text:p>
      <text:p text:style-name="P31"/>
      <text:p text:style-name="P31">Raz è concreta e rappresenta un numero razionale. <text:span text:style-name="T30">Essa implementa le operazioni di somma, divisione, differenza, e moltiplicazione, oltre all’operazione di uguaglianza e al metodo toString(). Fornisce poi le operazioni reciproco(), radice_quadrata(), e getter per il numeratore e denominatore.</text:span></text:p>
      <text:p text:style-name="P31"/>
      <text:p text:style-name="P32">La classe Complesso è astratta e aggiunge i metodi virtuali puri converti() e coniugato().</text:p>
      <text:p text:style-name="P32"/>
      <text:p text:style-name="P32">Le classi C_polare e C_cartesiano <text:span text:style-name="T32">sono concrete e derivano da Complesso, e </text:span>rappresentano numeri complessi scritti in forma polare e cartesiana, rispettivamente. <text:span text:style-name="T32">Esse implementano tutti gli operatori derivati da Numero, le operazioni converti() e coniugato() derivate da Complesso, e l’operatore d’uguglianza e il metodo toString() derivati da Dato.</text:span></text:p>
      <text:p text:style-name="P23"/>
      <text:p text:style-name="P23"/>
      <text:p text:style-name="P6"><text:span text:style-name="T11">4</text:span>)<text:span text:style-name="T11"> GUI: DESCRIZIONE <text:s/>E MANUALE UTENTE</text:span></text:p>
      <text:p text:style-name="P6"/>
      <text:p text:style-name="P34">NB: <text:span text:style-name="T9">la parte relativa alla GUI verrà trattata superficialmente in questa sede, in quanto compito dello studente Niccolò Vettorello.</text:span></text:p>
      <text:p text:style-name="P17"/>
      <text:p text:style-name="P17">La GUI è stata progettata per un utilizzo intuitivo da parte dell’utente. Si è cercato di rendere l’esperienza il più simile possibile a quella del classico applicativo “Calcolatrice” presente in ogni sistema operativo.</text:p>
      <text:p text:style-name="P17">Avviando una istanza di KALK appare una schermata con quattro pulsanti, che permettono all’utente di scegliere quale vista specializzata usare. La pressione di uno qualsiasi di questi pulsanti porta alla generazione della vista appropriata.</text:p>
      <text:p text:style-name="P17">In ogni vista specializzata sono presenti:</text:p>
      <text:list xml:id="list2207897615" text:style-name="L6">
        <text:list-item>
          <text:p text:style-name="P56">una etichetta che indica il nome della vista;</text:p>
        </text:list-item>
        <text:list-item>
          <text:p text:style-name="P56">un pulsante “SERVE AIUTO?” che crea una schermata con indicazioni contestuali su come utilizzare la vista;</text:p>
        </text:list-item>
        <text:list-item>
          <text:p text:style-name="P56">un pulsante “BACK” che serve a tornare alla selezione del tipo;</text:p>
        </text:list-item>
        <text:list-item>
          <text:p text:style-name="P56">un display, sul quale l’utente può scrivere con la tastiera, oppure utilizzando i pulsanti che KALK fornisce;</text:p>
        </text:list-item>
        <text:list-item>
          <text:p text:style-name="P56">i tasti AC (cancella tutto ciò che si trova nel display), DEL (cancella l’ultimo carattere nel display), ENTER;</text:p>
        </text:list-item>
        <text:list-item>
          <text:p text:style-name="P57">tutte le viste tranne quella di Tupla hanno un tastierino numerico che permette di scrivere sul display;</text:p>
        </text:list-item>
        <text:list-item>
          <text:p text:style-name="P57">ogni vista specializzata ha i propri operatori, che permettono di scrivere sul display;</text:p>
        </text:list-item>
        <text:list-item>
          <text:p text:style-name="P57"><text:soft-page-break/>La vista Complesso e la vista Razionale hanno tasti per operatori speciali (nel menu di aiuto della relativa vista vi sono anche informazioni su come usarli correttamente);</text:p>
        </text:list-item>
      </text:list>
      <text:p text:style-name="P25">Il principio di funzionamento è molto semplice (varia leggermente per gli operatori speciali): è sufficiente scrivere sul display la stringa che rappresenta l’operazione desiderata e successivamente premere il tasto ENTER per ottenere il risultato.</text:p>
      <text:p text:style-name="P37"/>
      <text:p text:style-name="P5"><text:span text:style-name="T13">5</text:span>) <text:span text:style-name="T20">PARSER</text:span></text:p>
      <text:p text:style-name="P14"><draw:custom-shape text:anchor-type="paragraph" draw:z-index="31" draw:name="Shape3" draw:style-name="gr15" draw:text-style-name="P70" svg:width="1.0949in" svg:height="0.4843in" svg:x="3.1374in" svg:y="0.1327in"><text:p text:style-name="P64">HIERARCHY</text:p><text:p text:style-name="P64">HANDLER</text:p><draw:enhanced-geometry svg:viewBox="0 0 21600 21600" draw:type="rectangle" draw:enhanced-path="M 0 0 L 21600 0 21600 21600 0 21600 0 0 Z N"/></draw:custom-shape></text:p>
      <text:p text:style-name="P49"/>
      <text:p text:style-name="P49"><draw:custom-shape text:anchor-type="paragraph" draw:z-index="30" draw:name="Shape3" draw:style-name="gr14" draw:text-style-name="P70" svg:width="1.0122in" svg:height="0.4843in" svg:x="0.348in" svg:y="0.028in"><text:p text:style-name="P64">PARSER</text:p><draw:enhanced-geometry svg:viewBox="0 0 21600 21600" draw:type="rectangle" draw:enhanced-path="M 0 0 L 21600 0 21600 21600 0 21600 0 0 Z N"/></draw:custom-shape></text:p>
      <text:p text:style-name="P49"><draw:line text:anchor-type="paragraph" draw:z-index="35" draw:name="Shape2" draw:style-name="gr10" draw:text-style-name="P64" svg:x1="2.7063in" svg:y1="0.3874in" svg:x2="3.1374in" svg:y2="0.1484in"><text:p/></draw:line><draw:line text:anchor-type="paragraph" draw:z-index="36" draw:name="Shape2" draw:style-name="gr10" draw:text-style-name="P64" svg:x1="4.5217in" svg:y1="0.3953in" svg:x2="4.2319in" svg:y2="0.1354in"><text:p/></draw:line><draw:line text:anchor-type="paragraph" draw:z-index="37" draw:name="Shape2" draw:style-name="gr10" draw:text-style-name="P64" svg:x1="3.6512in" svg:y1="0.402in" svg:x2="3.6402in" svg:y2="0.1484in"><text:p/></draw:line></text:p>
      <text:p text:style-name="P49"/>
      <text:p text:style-name="P49"><draw:custom-shape text:anchor-type="paragraph" draw:z-index="33" draw:name="Shape3" draw:style-name="gr15" draw:text-style-name="P70" svg:width="1.0949in" svg:height="0.4843in" svg:x="3.1445in" svg:y="0.0811in"><text:p text:style-name="P64">CIRCUIT</text:p><text:p text:style-name="P64">HANDLER</text:p><draw:enhanced-geometry svg:viewBox="0 0 21600 21600" draw:type="rectangle" draw:enhanced-path="M 0 0 L 21600 0 21600 21600 0 21600 0 0 Z N"/></draw:custom-shape><draw:custom-shape text:anchor-type="paragraph" draw:z-index="32" draw:name="Shape3" draw:style-name="gr15" draw:text-style-name="P70" svg:width="1.0949in" svg:height="0.4843in" svg:x="1.8291in" svg:y="0.0665in"><text:p text:style-name="P64">NUMERICAL</text:p><text:p text:style-name="P64">HANDLER</text:p><draw:enhanced-geometry svg:viewBox="0 0 21600 21600" draw:type="rectangle" draw:enhanced-path="M 0 0 L 21600 0 21600 21600 0 21600 0 0 Z N"/></draw:custom-shape><draw:custom-shape text:anchor-type="paragraph" draw:z-index="34" draw:name="Shape3" draw:style-name="gr15" draw:text-style-name="P70" svg:width="1.0949in" svg:height="0.4843in" svg:x="4.4764in" svg:y="0.0744in"><text:p text:style-name="P64">DATABASE</text:p><text:p text:style-name="P64">HANDLER</text:p><draw:enhanced-geometry svg:viewBox="0 0 21600 21600" draw:type="rectangle" draw:enhanced-path="M 0 0 L 21600 0 21600 21600 0 21600 0 0 Z N"/></draw:custom-shape></text:p>
      <text:p text:style-name="P49"/>
      <text:p text:style-name="P49"/>
      <text:p text:style-name="P49"/>
      <text:p text:style-name="P49"/>
      <text:p text:style-name="P52">Dopo un’attenta analisi, </text:p>
      <text:p text:style-name="P51">Segue una descrizione delle classi che compongono <text:span text:style-name="T33">il parser.</text:span></text:p>
      <text:p text:style-name="P50"/>
      <text:p text:style-name="P61">Gerarchia Handler</text:p>
      <text:p text:style-name="P61"/>
      <text:p text:style-name="P61">Parser</text:p>
      <text:p text:style-name="P61"/>
      <text:p text:style-name="P61"/>
      <text:p text:style-name="P6"/>
      <text:p text:style-name="P5"><text:span text:style-name="T1">6</text:span>) ANALISI DELLE TEMPISTICHE</text:p>
      <text:p text:style-name="P5"/>
      <text:p text:style-name="P15">Le seguenti sono le tempistiche relative alla parte svolta dallo studente Luca<text:span text:style-name="T18"> Stocco</text:span>. <text:span text:style-name="T5">La soglia di 50 ore disponibili e’ stata leggermente sforata</text:span>:</text:p>
      <text:p text:style-name="P15"/>
      <text:p text:style-name="P24">ANALISI DEL PROBLEMA → <text:span text:style-name="T14">circa 7 ore</text:span>;</text:p>
      <text:p text:style-name="P24"><text:span text:style-name="T17">PROGETTAZIONE MODELLO</text:span>→ <text:span text:style-name="T14">circa </text:span><text:span text:style-name="T15">10</text:span><text:span text:style-name="T14"> ore;</text:span></text:p>
      <text:p text:style-name="P38">REALIZZAZIONE DEL CODICE DEL <text:span text:style-name="T17">MODELLO</text:span> → <text:span text:style-name="T14">circa </text:span><text:span text:style-name="T15">30</text:span><text:span text:style-name="T14"> ore;</text:span></text:p>
      <text:p text:style-name="P39"><text:span text:style-name="T17">REVISIONE</text:span> → <text:span text:style-name="T14">circa </text:span><text:span text:style-name="T15">9</text:span><text:span text:style-name="T14"> ore;</text:span></text:p>
      <text:p text:style-name="P39">TESTING E DEBUGGING<text:span text:style-name="T14"> → circa 5 ore;</text:span></text:p>
      <text:p text:style-name="P7"/>
      <text:p text:style-name="P7"/>
      <text:p text:style-name="P5"><text:span text:style-name="T1">7</text:span>) AMBIENTE DI SVILUPPO</text:p>
      <text:p text:style-name="P5"/>
      <text:p text:style-name="P16">Oltre al computer del laboratorio, lo studente <text:span text:style-name="T18">Luca Stocco</text:span> ha usato un ambiente di sviluppo con le seguenti caratteristiche:</text:p>
      <text:list xml:id="list981691209" text:style-name="L7">
        <text:list-item>
          <text:p text:style-name="P48">SISTEMA OPERATIVO : <text:span text:style-name="T18">OpenSuse Leap 15</text:span></text:p>
        </text:list-item>
        <text:list-item>
          <text:p text:style-name="P48">COMPILATORE : g++ <text:span text:style-name="T18">7.3.1</text:span></text:p>
        </text:list-item>
        <text:list-item>
          <text:p text:style-name="P48">LIBRERIA QT : <text:span text:style-name="T18">non necessaria per la realizzazione del Modello</text:span></text:p>
        </text:list-item>
      </text:list>
      <text:p text:style-name="P5"/>
      <text:p text:style-name="P5"><text:span text:style-name="T1">8</text:span>) ISTRUZIONI PER LA COMPIL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2" draw:display-name="Arrowheads 2" svg:viewBox="0 0 1131 902" svg:d="M564 0l-564 902h1131z"/>
    <draw:stroke-dash draw:name="Dashed_20__28_var_29_" draw:display-name="Dashed (var)" draw:style="rect" draw:dots1="1" draw:dots1-length="197%" draw:distance="12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99e78" officeooo:paragraph-rsid="00099e7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3T17:41:26.911532288</meta:creation-date>
    <dc:date>2018-09-04T15:06:46.491622093</dc:date>
    <meta:editing-duration>PT4H2M58S</meta:editing-duration>
    <meta:editing-cycles>13</meta:editing-cycles>
    <meta:generator>LibreOffice/5.4.6.2$Linux_X86_64 LibreOffice_project/40m0$Build-2</meta:generator>
    <meta:document-statistic meta:table-count="0" meta:image-count="0" meta:object-count="0" meta:page-count="4" meta:paragraph-count="95" meta:word-count="1220" meta:character-count="8013" meta:non-whitespace-character-count="6909"/>
  </office:meta>
</office:document-meta>
</file>